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ventCollec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Collector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Collector.handleEvent( Valid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onEventCollector.has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